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top="0in" fo:margin-bottom="0in"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Define Custom Messages in ROS</text:p>
      <text:p text:style-name="P1">Wyatt Newman, November, 2014</text:p>
      <text:p text:style-name="P1"/>
      <text:p text:style-name="P1"/>
      <text:p text:style-name="P2">See <text:a xlink:type="simple" xlink:href="http://wiki.ros.org/msg">http://wiki.ros.org/msg</text:a> for details and background on ROS messages. <text:s/>This brief document shows how you can define more complex messages and message handlers. <text:s/>The specific example here is for sending and receiving a “path”, consisting of a variable-length list (a std::vector) of objects of Eigen-type Matrix, of fixed dimension 8x1 (i.e. an 8-DOF vector).</text:p>
      <text:p text:style-name="P2">See the package “eigen_to_msg” in the class repository, under …/catkin/src/examples. <text:s/>In this package, two new message types are defined:</text:p>
      <text:p text:style-name="P2">eigen_to_msg::vec_of_vec8dof</text:p>
      <text:p text:style-name="P2"><text:bookmark-start text:name="__DdeLink__47_1159397517"/>eigen_to_msg::vec8dof<text:bookmark-end text:name="__DdeLink__47_1159397517"/></text:p>
      <text:p text:style-name="P2">These reside (as they must) in the package under a directory called “msg”.</text:p>
      <text:p text:style-name="P2">The content of these message files, each of which ends with the suffix *.msg, is simple. For vec8dof.msg, the content is: </text:p>
      <text:p text:style-name="P3">float64 a0</text:p>
      <text:p text:style-name="P3">float64 a1</text:p>
      <text:p text:style-name="P3">float64 a2</text:p>
      <text:p text:style-name="P3">float64 a3</text:p>
      <text:p text:style-name="P3">float64 a4</text:p>
      <text:p text:style-name="P3">float64 a5</text:p>
      <text:p text:style-name="P3">float64 a6</text:p>
      <text:p text:style-name="P3">float64 a7</text:p>
      <text:p text:style-name="P3">For messages of type eigen_to_msg::vec8dof, there will be components that may be accessed as *.a0, *.a1, etc. <text:s/>These are intended to hold 8 components of an 8-D vector.</text:p>
      <text:p text:style-name="P3"/>
      <text:p text:style-name="P3">The content of the vec_of_vec8dof.msg definition file is one line:</text:p>
      <text:p text:style-name="P3">vec8dof[] vecs8dof</text:p>
      <text:p text:style-name="P3"/>
      <text:p text:style-name="P3">This means that a message of type eigen_to_msg::vec_of_vec8dof is a variable-length vector containing messages of type eigen_to_msg::vec8dof.</text:p>
      <text:p text:style-name="P3"/>
      <text:p text:style-name="P3">A header file, “eigen_to_msg.h”, is contained in the “include” directory of package “eigen_to_msg”. <text:s/>This header file contains four functions that perform the tasks of encoding and decoding messages to and from Eigen-type vectors (of fixed size 8x1) and variable-length lists (vectors) of these data types. <text:s/></text:p>
      <text:p text:style-name="P3"/>
      <text:p text:style-name="P3">The example usage nodes “example_eigen_to_ros_subscriber.cpp” and “example_eigen_to_ros_publisher.cpp” show how to use these functions.</text:p>
      <text:p text:style-name="P3"/>
      <text:p text:style-name="P3">The message-definition files lead to creation of corresponding message header (*.h) files of the same name. <text:s/>This is performed by the build system. <text:s/>However, in the package.xml file, you must add (or uncomment) the lines:</text:p>
      <text:p text:style-name="P3"><text:s/>&lt;build_depend&gt;message_generation&lt;/build_depend&gt;</text:p>
      <text:p text:style-name="P3">and</text:p>
      <text:p text:style-name="P3">&lt;run_depend&gt;message_runtime&lt;/run_depend&gt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4-09-22T16:42:48</meta:creation-date>
    <dc:date>2014-11-11T17:59:16</dc:date>
    <dc:creator>Wyatt Newman</dc:creator>
    <meta:editing-duration>PT38M44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26" meta:word-count="289" meta:character-count="2041" meta:non-whitespace-character-count="1760"/>
  </office:meta>
</office:document-meta>
</file>